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normal" style:font-weight-asian="normal" style:font-weight-complex="normal"/>
    </style:style>
    <style:style style:name="ce3" style:family="table-cell" style:parent-style-name="Default" style:data-style-name="N100"/>
    <style:style style:name="ce4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1" table:number-columns-repeated="8" table:default-cell-style-name="ce3"/>
        <table:table-column table:style-name="co1" table:default-cell-style-name="Default"/>
        <table:table-row table:style-name="ro1">
          <table:table-cell table:style-name="ce1" office:value-type="string">
            <text:p>KDTREE</text:p>
          </table:table-cell>
          <table:table-cell table:style-name="ce1" office:value-type="string">
            <text:p>s1</text:p>
          </table:table-cell>
          <table:table-cell table:style-name="ce1" office:value-type="string">
            <text:p>s2</text:p>
          </table:table-cell>
          <table:table-cell table:style-name="ce1" office:value-type="string">
            <text:p>s3</text:p>
          </table:table-cell>
          <table:table-cell table:style-name="ce1" office:value-type="string">
            <text:p>s4</text:p>
          </table:table-cell>
          <table:table-cell table:style-name="ce1" office:value-type="string">
            <text:p>s5</text:p>
          </table:table-cell>
          <table:table-cell table:style-name="ce1" office:value-type="string">
            <text:p>s6</text:p>
          </table:table-cell>
          <table:table-cell table:style-name="ce1" office:value-type="string">
            <text:p>s7</text:p>
          </table:table-cell>
          <table:table-cell table:style-name="ce1" office:value-type="string">
            <text:p>s8</text:p>
          </table:table-cell>
          <table:table-cell/>
        </table:table-row>
        <table:table-row table:style-name="ro1">
          <table:table-cell office:value-type="string">
            <text:p>load</text:p>
          </table:table-cell>
          <table:table-cell office:value-type="string">
            <text:p>94407.7</text:p>
          </table:table-cell>
          <table:table-cell office:value-type="string">
            <text:p>311840</text:p>
          </table:table-cell>
          <table:table-cell office:value-type="string">
            <text:p>463731</text:p>
          </table:table-cell>
          <table:table-cell office:value-type="string">
            <text:p>617541</text:p>
          </table:table-cell>
          <table:table-cell office:value-type="string">
            <text:p>828135</text:p>
          </table:table-cell>
          <table:table-cell office:value-type="string">
            <text:p>948710</text:p>
          </table:table-cell>
          <table:table-cell office:value-type="string">
            <text:p>1102320</text:p>
          </table:table-cell>
          <table:table-cell office:value-type="string">
            <text:p>1390060</text:p>
          </table:table-cell>
          <table:table-cell/>
        </table:table-row>
        <table:table-row table:style-name="ro1">
          <table:table-cell office:value-type="string">
            <text:p>oh</text:p>
          </table:table-cell>
          <table:table-cell office:value-type="string">
            <text:p>86918.7</text:p>
          </table:table-cell>
          <table:table-cell office:value-type="string">
            <text:p>61234.9</text:p>
          </table:table-cell>
          <table:table-cell office:value-type="string">
            <text:p>139741</text:p>
          </table:table-cell>
          <table:table-cell office:value-type="string">
            <text:p>284727</text:p>
          </table:table-cell>
          <table:table-cell office:value-type="string">
            <text:p>220788</text:p>
          </table:table-cell>
          <table:table-cell office:value-type="string">
            <text:p>210691</text:p>
          </table:table-cell>
          <table:table-cell office:value-type="string">
            <text:p>328690</text:p>
          </table:table-cell>
          <table:table-cell office:value-type="string">
            <text:p>311504</text:p>
          </table:table-cell>
          <table:table-cell/>
        </table:table-row>
        <table:table-row table:style-name="ro1">
          <table:table-cell table:style-name="ce3"/>
          <table:table-cell table:number-columns-repeated="9"/>
        </table:table-row>
        <table:table-row table:style-name="ro1">
          <table:table-cell table:style-name="ce1" office:value-type="string">
            <text:p>BFBCT</text:p>
          </table:table-cell>
          <table:table-cell table:style-name="ce1" office:value-type="string">
            <text:p>s1</text:p>
          </table:table-cell>
          <table:table-cell table:style-name="ce1" office:value-type="string">
            <text:p>s2</text:p>
          </table:table-cell>
          <table:table-cell table:style-name="ce1" office:value-type="string">
            <text:p>s3</text:p>
          </table:table-cell>
          <table:table-cell table:style-name="ce1" office:value-type="string">
            <text:p>s4</text:p>
          </table:table-cell>
          <table:table-cell table:style-name="ce1" office:value-type="string">
            <text:p>s5</text:p>
          </table:table-cell>
          <table:table-cell table:style-name="ce1" office:value-type="string">
            <text:p>s6</text:p>
          </table:table-cell>
          <table:table-cell table:style-name="ce1" office:value-type="string">
            <text:p>s7</text:p>
          </table:table-cell>
          <table:table-cell table:style-name="ce1" office:value-type="string">
            <text:p>s8</text:p>
          </table:table-cell>
          <table:table-cell/>
        </table:table-row>
        <table:table-row table:style-name="ro1">
          <table:table-cell office:value-type="string">
            <text:p>load</text:p>
          </table:table-cell>
          <table:table-cell office:value-type="string">
            <text:p>94076.8</text:p>
          </table:table-cell>
          <table:table-cell office:value-type="string">
            <text:p>300384</text:p>
          </table:table-cell>
          <table:table-cell office:value-type="string">
            <text:p>474785</text:p>
          </table:table-cell>
          <table:table-cell office:value-type="string">
            <text:p>672782</text:p>
          </table:table-cell>
          <table:table-cell office:value-type="string">
            <text:p>891249</text:p>
          </table:table-cell>
          <table:table-cell office:value-type="string">
            <text:p>961391</text:p>
          </table:table-cell>
          <table:table-cell office:value-type="string">
            <text:p>1.1151e+06</text:p>
          </table:table-cell>
          <table:table-cell office:value-type="string">
            <text:p>1.24757e+06</text:p>
          </table:table-cell>
          <table:table-cell/>
        </table:table-row>
        <table:table-row table:style-name="ro1">
          <table:table-cell office:value-type="string">
            <text:p>oh</text:p>
          </table:table-cell>
          <table:table-cell office:value-type="string">
            <text:p>46927.6</text:p>
          </table:table-cell>
          <table:table-cell office:value-type="string">
            <text:p>132599</text:p>
          </table:table-cell>
          <table:table-cell office:value-type="string">
            <text:p>208045</text:p>
          </table:table-cell>
          <table:table-cell office:value-type="string">
            <text:p>275351</text:p>
          </table:table-cell>
          <table:table-cell office:value-type="string">
            <text:p>262043</text:p>
          </table:table-cell>
          <table:table-cell office:value-type="string">
            <text:p>300662</text:p>
          </table:table-cell>
          <table:table-cell office:value-type="string">
            <text:p>307603</text:p>
          </table:table-cell>
          <table:table-cell office:value-type="string">
            <text:p>312725</text:p>
          </table:table-cell>
          <table:table-cell/>
        </table:table-row>
        <table:table-row table:style-name="ro1">
          <table:table-cell table:style-name="ce3"/>
          <table:table-cell table:number-columns-repeated="9"/>
        </table:table-row>
        <table:table-row table:style-name="ro1">
          <table:table-cell table:style-name="ce1" office:value-type="string">
            <text:p>PROGREGA</text:p>
          </table:table-cell>
          <table:table-cell table:style-name="ce1" office:value-type="string">
            <text:p>s1</text:p>
          </table:table-cell>
          <table:table-cell table:style-name="ce1" office:value-type="string">
            <text:p>s2</text:p>
          </table:table-cell>
          <table:table-cell table:style-name="ce1" office:value-type="string">
            <text:p>s3</text:p>
          </table:table-cell>
          <table:table-cell table:style-name="ce1" office:value-type="string">
            <text:p>s4</text:p>
          </table:table-cell>
          <table:table-cell table:style-name="ce1" office:value-type="string">
            <text:p>s5</text:p>
          </table:table-cell>
          <table:table-cell table:style-name="ce1" office:value-type="string">
            <text:p>s6</text:p>
          </table:table-cell>
          <table:table-cell table:style-name="ce1" office:value-type="string">
            <text:p>s7</text:p>
          </table:table-cell>
          <table:table-cell table:style-name="ce1" office:value-type="string">
            <text:p>s8</text:p>
          </table:table-cell>
          <table:table-cell/>
        </table:table-row>
        <table:table-row table:style-name="ro1">
          <table:table-cell office:value-type="string">
            <text:p>load</text:p>
          </table:table-cell>
          <table:table-cell table:style-name="ce2" office:value-type="string">
            <text:p>2849.79</text:p>
          </table:table-cell>
          <table:table-cell office:value-type="string">
            <text:p>249977</text:p>
          </table:table-cell>
          <table:table-cell office:value-type="string">
            <text:p>485430</text:p>
          </table:table-cell>
          <table:table-cell office:value-type="string">
            <text:p>653647</text:p>
          </table:table-cell>
          <table:table-cell office:value-type="string">
            <text:p>800300</text:p>
          </table:table-cell>
          <table:table-cell office:value-type="string">
            <text:p>1.04994e+06</text:p>
          </table:table-cell>
          <table:table-cell office:value-type="string">
            <text:p>1.18366e+06</text:p>
          </table:table-cell>
          <table:table-cell office:value-type="string">
            <text:p>1.33059e+06</text:p>
          </table:table-cell>
          <table:table-cell/>
        </table:table-row>
        <table:table-row table:style-name="ro1">
          <table:table-cell office:value-type="string">
            <text:p>oh</text:p>
          </table:table-cell>
          <table:table-cell office:value-type="string">
            <text:p>1175.8</text:p>
          </table:table-cell>
          <table:table-cell office:value-type="string">
            <text:p>122095</text:p>
          </table:table-cell>
          <table:table-cell office:value-type="string">
            <text:p>139987</text:p>
          </table:table-cell>
          <table:table-cell office:value-type="string">
            <text:p>118343</text:p>
          </table:table-cell>
          <table:table-cell office:value-type="string">
            <text:p>126971</text:p>
          </table:table-cell>
          <table:table-cell office:value-type="string">
            <text:p>145316</text:p>
          </table:table-cell>
          <table:table-cell office:value-type="string">
            <text:p>143295</text:p>
          </table:table-cell>
          <table:table-cell office:value-type="string">
            <text:p>126488</text:p>
          </table:table-cell>
          <table:table-cell/>
        </table:table-row>
        <table:table-row table:style-name="ro1">
          <table:table-cell table:style-name="ce3"/>
          <table:table-cell table:number-columns-repeated="9"/>
        </table:table-row>
        <table:table-row table:style-name="ro1">
          <table:table-cell table:style-name="ce1" office:value-type="string">
            <text:p>AHMED</text:p>
          </table:table-cell>
          <table:table-cell table:style-name="ce1" office:value-type="string">
            <text:p>s1</text:p>
          </table:table-cell>
          <table:table-cell table:style-name="ce1" office:value-type="string">
            <text:p>s2</text:p>
          </table:table-cell>
          <table:table-cell table:style-name="ce1" office:value-type="string">
            <text:p>s3</text:p>
          </table:table-cell>
          <table:table-cell table:style-name="ce1" office:value-type="string">
            <text:p>s4</text:p>
          </table:table-cell>
          <table:table-cell table:style-name="ce1" office:value-type="string">
            <text:p>s5</text:p>
          </table:table-cell>
          <table:table-cell table:style-name="ce1" office:value-type="string">
            <text:p>s6</text:p>
          </table:table-cell>
          <table:table-cell table:style-name="ce1" office:value-type="string">
            <text:p>s7</text:p>
          </table:table-cell>
          <table:table-cell table:style-name="ce1" office:value-type="string">
            <text:p>s8</text:p>
          </table:table-cell>
          <table:table-cell/>
        </table:table-row>
        <table:table-row table:style-name="ro1">
          <table:table-cell office:value-type="string">
            <text:p>load</text:p>
          </table:table-cell>
          <table:table-cell office:value-type="string">
            <text:p>89723.5</text:p>
          </table:table-cell>
          <table:table-cell office:value-type="string">
            <text:p>235536</text:p>
          </table:table-cell>
          <table:table-cell office:value-type="string">
            <text:p>408839</text:p>
          </table:table-cell>
          <table:table-cell office:value-type="string">
            <text:p>566087</text:p>
          </table:table-cell>
          <table:table-cell office:value-type="string">
            <text:p>835276</text:p>
          </table:table-cell>
          <table:table-cell office:value-type="string">
            <text:p>932651</text:p>
          </table:table-cell>
          <table:table-cell office:value-type="string">
            <text:p>1.12168e+06</text:p>
          </table:table-cell>
          <table:table-cell office:value-type="string">
            <text:p>1.56754e+06</text:p>
          </table:table-cell>
          <table:table-cell/>
        </table:table-row>
        <table:table-row table:style-name="ro1">
          <table:table-cell office:value-type="string">
            <text:p>oh</text:p>
          </table:table-cell>
          <table:table-cell office:value-type="string">
            <text:p>68979.1</text:p>
          </table:table-cell>
          <table:table-cell office:value-type="string">
            <text:p>128990</text:p>
          </table:table-cell>
          <table:table-cell office:value-type="string">
            <text:p>180134</text:p>
          </table:table-cell>
          <table:table-cell office:value-type="string">
            <text:p>217952</text:p>
          </table:table-cell>
          <table:table-cell office:value-type="string">
            <text:p>262609</text:p>
          </table:table-cell>
          <table:table-cell office:value-type="string">
            <text:p>354240</text:p>
          </table:table-cell>
          <table:table-cell office:value-type="string">
            <text:p>438718</text:p>
          </table:table-cell>
          <table:table-cell office:value-type="string">
            <text:p>610219</text:p>
          </table:table-cell>
          <table:table-cell table:style-name="ce4"/>
        </table:table-row>
      </table:table>
      <table:table table:name="Planilha2" table:style-name="ta1" table:print="false">
        <table:table-column table:style-name="co1" table:default-cell-style-name="ce1"/>
        <table:table-column table:style-name="co1" table:number-columns-repeated="2" table:default-cell-style-name="ce3"/>
        <table:table-column table:style-name="co1" table:number-columns-repeated="9" table:default-cell-style-name="Default"/>
        <table:table-row table:style-name="ro1">
          <table:table-cell office:value-type="string">
            <text:p>KDTREE</text:p>
          </table:table-cell>
          <table:table-cell table:style-name="ce2" office:value-type="string">
            <text:p>load</text:p>
          </table:table-cell>
          <table:table-cell table:style-name="ce2" office:value-type="string">
            <text:p>oh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1</text:p>
          </table:table-cell>
          <table:table-cell office:value-type="string">
            <text:p>94407.7</text:p>
          </table:table-cell>
          <table:table-cell office:value-type="string">
            <text:p>86918.7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2</text:p>
          </table:table-cell>
          <table:table-cell office:value-type="string">
            <text:p>311840</text:p>
          </table:table-cell>
          <table:table-cell office:value-type="string">
            <text:p>61234.9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3</text:p>
          </table:table-cell>
          <table:table-cell office:value-type="string">
            <text:p>463731</text:p>
          </table:table-cell>
          <table:table-cell office:value-type="string">
            <text:p>139741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4</text:p>
          </table:table-cell>
          <table:table-cell office:value-type="string">
            <text:p>617541</text:p>
          </table:table-cell>
          <table:table-cell office:value-type="string">
            <text:p>284727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5</text:p>
          </table:table-cell>
          <table:table-cell office:value-type="string">
            <text:p>828135</text:p>
          </table:table-cell>
          <table:table-cell office:value-type="string">
            <text:p>220788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6</text:p>
          </table:table-cell>
          <table:table-cell office:value-type="string">
            <text:p>948710</text:p>
          </table:table-cell>
          <table:table-cell office:value-type="string">
            <text:p>210691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7</text:p>
          </table:table-cell>
          <table:table-cell office:value-type="string">
            <text:p>1102320</text:p>
          </table:table-cell>
          <table:table-cell office:value-type="string">
            <text:p>328690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8</text:p>
          </table:table-cell>
          <table:table-cell office:value-type="string">
            <text:p>1390060</text:p>
          </table:table-cell>
          <table:table-cell office:value-type="string">
            <text:p>311504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BFBCT</text:p>
          </table:table-cell>
          <table:table-cell table:style-name="ce2" office:value-type="string">
            <text:p>load</text:p>
          </table:table-cell>
          <table:table-cell table:style-name="ce2" office:value-type="string">
            <text:p>oh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1</text:p>
          </table:table-cell>
          <table:table-cell office:value-type="string">
            <text:p>94076.8</text:p>
          </table:table-cell>
          <table:table-cell office:value-type="string">
            <text:p>46927.6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2</text:p>
          </table:table-cell>
          <table:table-cell office:value-type="string">
            <text:p>300384</text:p>
          </table:table-cell>
          <table:table-cell office:value-type="string">
            <text:p>132599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3</text:p>
          </table:table-cell>
          <table:table-cell office:value-type="string">
            <text:p>474785</text:p>
          </table:table-cell>
          <table:table-cell office:value-type="string">
            <text:p>208045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4</text:p>
          </table:table-cell>
          <table:table-cell office:value-type="string">
            <text:p>672782</text:p>
          </table:table-cell>
          <table:table-cell office:value-type="string">
            <text:p>275351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5</text:p>
          </table:table-cell>
          <table:table-cell office:value-type="string">
            <text:p>891249</text:p>
          </table:table-cell>
          <table:table-cell office:value-type="string">
            <text:p>262043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6</text:p>
          </table:table-cell>
          <table:table-cell office:value-type="string">
            <text:p>961391</text:p>
          </table:table-cell>
          <table:table-cell office:value-type="string">
            <text:p>300662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7</text:p>
          </table:table-cell>
          <table:table-cell office:value-type="string">
            <text:p>1.1151e+06</text:p>
          </table:table-cell>
          <table:table-cell office:value-type="string">
            <text:p>307603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office:value-type="string">
            <text:p>s8</text:p>
          </table:table-cell>
          <table:table-cell office:value-type="string">
            <text:p>1.24757e+06</text:p>
          </table:table-cell>
          <table:table-cell office:value-type="string">
            <text:p>312725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ROGREGA</text:p>
          </table:table-cell>
          <table:table-cell table:style-name="ce2" office:value-type="string">
            <text:p>load</text:p>
          </table:table-cell>
          <table:table-cell table:style-name="ce2" office:value-type="string">
            <text:p>oh</text:p>
          </table:table-cell>
          <table:table-cell table:number-columns-repeated="9"/>
        </table:table-row>
        <table:table-row table:style-name="ro1">
          <table:table-cell office:value-type="string">
            <text:p>s1</text:p>
          </table:table-cell>
          <table:table-cell table:style-name="ce2" office:value-type="string">
            <text:p>2849.79</text:p>
          </table:table-cell>
          <table:table-cell office:value-type="string">
            <text:p>1175.8</text:p>
          </table:table-cell>
          <table:table-cell table:number-columns-repeated="9"/>
        </table:table-row>
        <table:table-row table:style-name="ro1">
          <table:table-cell office:value-type="string">
            <text:p>s2</text:p>
          </table:table-cell>
          <table:table-cell office:value-type="string">
            <text:p>249977</text:p>
          </table:table-cell>
          <table:table-cell office:value-type="string">
            <text:p>122095</text:p>
          </table:table-cell>
          <table:table-cell table:number-columns-repeated="9"/>
        </table:table-row>
        <table:table-row table:style-name="ro1">
          <table:table-cell office:value-type="string">
            <text:p>s3</text:p>
          </table:table-cell>
          <table:table-cell office:value-type="string">
            <text:p>485430</text:p>
          </table:table-cell>
          <table:table-cell office:value-type="string">
            <text:p>139987</text:p>
          </table:table-cell>
          <table:table-cell table:number-columns-repeated="9"/>
        </table:table-row>
        <table:table-row table:style-name="ro1">
          <table:table-cell office:value-type="string">
            <text:p>s4</text:p>
          </table:table-cell>
          <table:table-cell office:value-type="string">
            <text:p>653647</text:p>
          </table:table-cell>
          <table:table-cell office:value-type="string">
            <text:p>118343</text:p>
          </table:table-cell>
          <table:table-cell table:number-columns-repeated="9"/>
        </table:table-row>
        <table:table-row table:style-name="ro1">
          <table:table-cell office:value-type="string">
            <text:p>s5</text:p>
          </table:table-cell>
          <table:table-cell office:value-type="string">
            <text:p>800300</text:p>
          </table:table-cell>
          <table:table-cell office:value-type="string">
            <text:p>126971</text:p>
          </table:table-cell>
          <table:table-cell table:number-columns-repeated="9"/>
        </table:table-row>
        <table:table-row table:style-name="ro1">
          <table:table-cell office:value-type="string">
            <text:p>s6</text:p>
          </table:table-cell>
          <table:table-cell office:value-type="string">
            <text:p>1.04994e+06</text:p>
          </table:table-cell>
          <table:table-cell office:value-type="string">
            <text:p>145316</text:p>
          </table:table-cell>
          <table:table-cell table:number-columns-repeated="9"/>
        </table:table-row>
        <table:table-row table:style-name="ro1">
          <table:table-cell office:value-type="string">
            <text:p>s7</text:p>
          </table:table-cell>
          <table:table-cell office:value-type="string">
            <text:p>1.18366e+06</text:p>
          </table:table-cell>
          <table:table-cell office:value-type="string">
            <text:p>143295</text:p>
          </table:table-cell>
          <table:table-cell table:number-columns-repeated="9"/>
        </table:table-row>
        <table:table-row table:style-name="ro1">
          <table:table-cell office:value-type="string">
            <text:p>s8</text:p>
          </table:table-cell>
          <table:table-cell office:value-type="string">
            <text:p>1.33059e+06</text:p>
          </table:table-cell>
          <table:table-cell office:value-type="string">
            <text:p>126488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AHMED</text:p>
          </table:table-cell>
          <table:table-cell table:style-name="ce2" office:value-type="string">
            <text:p>load</text:p>
          </table:table-cell>
          <table:table-cell table:style-name="ce2" office:value-type="string">
            <text:p>oh</text:p>
          </table:table-cell>
          <table:table-cell table:number-columns-repeated="9"/>
        </table:table-row>
        <table:table-row table:style-name="ro1">
          <table:table-cell office:value-type="string">
            <text:p>s1</text:p>
          </table:table-cell>
          <table:table-cell office:value-type="string">
            <text:p>89723.5</text:p>
          </table:table-cell>
          <table:table-cell office:value-type="string">
            <text:p>68979.1</text:p>
          </table:table-cell>
          <table:table-cell table:number-columns-repeated="9"/>
        </table:table-row>
        <table:table-row table:style-name="ro1">
          <table:table-cell office:value-type="string">
            <text:p>s2</text:p>
          </table:table-cell>
          <table:table-cell office:value-type="string">
            <text:p>235536</text:p>
          </table:table-cell>
          <table:table-cell office:value-type="string">
            <text:p>128990</text:p>
          </table:table-cell>
          <table:table-cell table:number-columns-repeated="9"/>
        </table:table-row>
        <table:table-row table:style-name="ro1">
          <table:table-cell office:value-type="string">
            <text:p>s3</text:p>
          </table:table-cell>
          <table:table-cell office:value-type="string">
            <text:p>408839</text:p>
          </table:table-cell>
          <table:table-cell office:value-type="string">
            <text:p>180134</text:p>
          </table:table-cell>
          <table:table-cell table:number-columns-repeated="9"/>
        </table:table-row>
        <table:table-row table:style-name="ro1">
          <table:table-cell office:value-type="string">
            <text:p>s4</text:p>
          </table:table-cell>
          <table:table-cell office:value-type="string">
            <text:p>566087</text:p>
          </table:table-cell>
          <table:table-cell office:value-type="string">
            <text:p>217952</text:p>
          </table:table-cell>
          <table:table-cell table:number-columns-repeated="9"/>
        </table:table-row>
        <table:table-row table:style-name="ro1">
          <table:table-cell office:value-type="string">
            <text:p>s5</text:p>
          </table:table-cell>
          <table:table-cell office:value-type="string">
            <text:p>835276</text:p>
          </table:table-cell>
          <table:table-cell office:value-type="string">
            <text:p>262609</text:p>
          </table:table-cell>
          <table:table-cell table:number-columns-repeated="9"/>
        </table:table-row>
        <table:table-row table:style-name="ro1">
          <table:table-cell office:value-type="string">
            <text:p>s6</text:p>
          </table:table-cell>
          <table:table-cell office:value-type="string">
            <text:p>932651</text:p>
          </table:table-cell>
          <table:table-cell office:value-type="string">
            <text:p>354240</text:p>
          </table:table-cell>
          <table:table-cell table:number-columns-repeated="9"/>
        </table:table-row>
        <table:table-row table:style-name="ro1">
          <table:table-cell office:value-type="string">
            <text:p>s7</text:p>
          </table:table-cell>
          <table:table-cell office:value-type="string">
            <text:p>1.12168e+06</text:p>
          </table:table-cell>
          <table:table-cell office:value-type="string">
            <text:p>438718</text:p>
          </table:table-cell>
          <table:table-cell table:number-columns-repeated="9"/>
        </table:table-row>
        <table:table-row table:style-name="ro1">
          <table:table-cell office:value-type="string">
            <text:p>s8</text:p>
          </table:table-cell>
          <table:table-cell office:value-type="string">
            <text:p>1.56754e+06</text:p>
          </table:table-cell>
          <table:table-cell office:value-type="string">
            <text:p>610219</text:p>
          </table:table-cell>
          <table:table-cell table:number-columns-repeated="9"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5">15/12/2009</text:date>, <text:time>15:12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duardo Bezerra</meta:initial-creator>
    <meta:creation-date>2009-12-15T14:09:41</meta:creation-date>
    <meta:generator>OpenOffice.org/3.1$Unix OpenOffice.org_project/310m19$Build-9420</meta:generator>
    <dc:date>2009-12-15T15:12:51</dc:date>
    <dc:creator>Eduardo Bezerra</dc:creator>
    <meta:editing-duration>PT01H00M20S</meta:editing-duration>
    <meta:editing-cycles>12</meta:editing-cycles>
    <meta:document-statistic meta:table-count="3" meta:cell-count="216" meta:object-count="0"/>
  </office:meta>
</office:document-meta>
</file>